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ff0000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list-style-name="L1">
      <style:text-properties fo:background-color="#ffff00"/>
    </style:style>
    <style:style style:name="P5" style:family="paragraph" style:list-style-name="L1"/>
    <style:style style:name="P6" style:family="paragraph" style:list-style-name="L1">
      <style:text-properties fo:color="#ff0000"/>
    </style:style>
    <style:style style:name="T1" style:family="text">
      <style:text-properties officeooo:rsid="000a5a27"/>
    </style:style>
    <style:style style:name="T2" style:family="text">
      <style:text-properties officeooo:rsid="000ad5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icargo Lastenrad Telemetrie - Hardware</text:p>
      <text:p text:style-name="Standard"/>
      <text:p text:style-name="P2">noch nicht bestell<text:span text:style-name="T2">t</text:span></text:p>
      <text:p text:style-name="P1">noch nicht geliefert</text:p>
      <text:h text:style-name="Heading_20_1" text:outline-level="1">Stromversorgung</text:h>
      <text:list xml:id="list2936400874716363272" text:style-name="L1">
        <text:list-item>
          <text:p>PowerBank: Minimum 2 USB 1A und 2A , ca: 50Wh</text:p>
        </text:list-item>
        <text:list-item>
          <text:p>Kabel USB Typ A(male) auf Typ B(male) [Stromversorgung PowerBank =&gt; Hub]</text:p>
        </text:list-item>
        <text:list-item>
          <text:p>Kabel USB Typ A(male) auf Mikro(OTG) [Stromversorgung PowerBank =&gt; RasPi]</text:p>
        </text:list-item>
      </text:list>
      <text:h text:style-name="Heading_20_1" text:outline-level="1">Rechnersystem</text:h>
      <text:list xml:id="list4659033538540" text:continue-numbering="true" text:style-name="L1">
        <text:list-item>
          <text:p>Raspberry Pi Zero </text:p>
        </text:list-item>
        <text:list-item>
          <text:p>ThePiHut 7-fach USB-Hub </text:p>
        </text:list-item>
        <text:list-item>
          <text:p>Adapter USB-Typ A(female_) auf Mikro (OTG)(male_) (ungeknickt!)</text:p>
        </text:list-item>
      </text:list>
      <text:h text:style-name="Heading_20_1" text:outline-level="1">Datenträger</text:h>
      <text:list xml:id="list4658393908777" text:continue-numbering="true" text:style-name="L1">
        <text:list-item>
          <text:p>min. 4GB SD-Karte für Betriebssystem</text:p>
        </text:list-item>
        <text:list-item>
          <text:p>min. 16GB SD-Karte für lokal abgelegte Messdaten</text:p>
        </text:list-item>
      </text:list>
      <text:h text:style-name="Heading_20_1" text:outline-level="1">Funk-Peripherie</text:h>
      <text:list xml:id="list4659053027397" text:continue-numbering="true" text:style-name="L1">
        <text:list-item>
          <text:p>Huawei E303 UTMS-Modem</text:p>
        </text:list-item>
        <text:list-item>
          <text:p>ThePiHut-WLAN-Dongle </text:p>
        </text:list-item>
        <text:list-item>
          <text:p>Bluetooth-Stick </text:p>
        </text:list-item>
        <text:list-item>
          <text:p>GPS6M (neo6m) GPS-Empfänger </text:p>
        </text:list-item>
      </text:list>
      <text:h text:style-name="Heading_20_1" text:outline-level="1">Wartung und erleichterte Bedienung</text:h>
      <text:list xml:id="list4659807321679" text:continue-numbering="true" text:style-name="L1">
        <text:list-item>
          <text:p>Adafruit PiTFT touch display 2.8" 320x240 </text:p>
          <text:p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Standard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k </meta:initial-creator>
    <meta:creation-date>2016-07-15T21:49:21.901299887</meta:creation-date>
    <dc:date>2016-07-16T00:46:58.192936895</dc:date>
    <dc:creator>Falk </dc:creator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2" meta:word-count="103" meta:character-count="689" meta:non-whitespace-character-count="615"/>
  </office:meta>
</office:document-meta>
</file>